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84925" officeooo:paragraph-rsid="00184925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normal" officeooo:rsid="00184925" officeooo:paragraph-rsid="00184925" style:font-size-asian="18pt" style:font-weight-asian="normal" style:font-size-complex="18pt" style:font-weight-complex="normal"/>
    </style:style>
    <style:style style:name="P3" style:family="paragraph" style:parent-style-name="Standard">
      <style:text-properties fo:font-size="15pt" fo:font-weight="bold" officeooo:rsid="00184925" officeooo:paragraph-rsid="00184925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184925" officeooo:paragraph-rsid="00184925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192633" officeooo:paragraph-rsid="00192633" style:font-size-asian="15pt" style:font-weight-asian="bold" style:font-size-complex="15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1926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7月22日 （任选）</text:p>
      <text:p text:style-name="P1"/>
      <text:p text:style-name="P3">Boostrap前端框架 美化页面:</text:p>
      <text:p text:style-name="P2"><text:a xlink:type="simple" xlink:href="http://v3.bootcss.com/components" text:style-name="Internet_20_link" text:visited-style-name="Visited_20_Internet_20_Link"><text:span text:style-name="T1">http://v3.bootcss.com/components</text:span></text:a></text:p>
      <text:p text:style-name="P3">Express API</text:p>
      <text:p text:style-name="P2"><text:a xlink:type="simple" xlink:href="http://www.expressjs.com.cn/4x/api.html" text:style-name="Internet_20_link" text:visited-style-name="Visited_20_Internet_20_Link"><text:span text:style-name="T1">http://www.expressjs.com.cn/4x/api.html</text:span></text:a></text:p>
      <text:p text:style-name="P3"/>
      <text:p text:style-name="P3">1.RESTFulApi DEMO 由闭包改成class类型的。</text:p>
      <text:p text:style-name="P5">2.用ecmascript6 创建一个人类，一个学生类继承人类，人类要有say方法，eat方法，equal方法（比较两个对象是否相等，名字年龄性别都要比较，只有全部相等则返回true，否则false），toString方法（输出所有的属性和属性对应的名字）。要有name，sex，age等信息。如果继承类未实现上面的方法需要抛出异常，学生类和人类要有自己特有的属性。在建一个教师类，教师类继承人类，要有一个属性学生列表（Array），要有能够修改学生列表的方法（增删改查）。</text:p>
      <text:p text:style-name="P3"><text:span text:style-name="T2">3</text:span>.RESTFulApi DEMO 由原生的改成Express。</text:p>
      <text:p text:style-name="P3"/>
      <text:p text:style-name="P3">在route/user.js 中</text:p>
      <text:p text:style-name="P3"><text:s/><text:tab/>添加方法 /user/query/list <text:s text:c="2"/>用户列表</text:p>
      <text:p text:style-name="P3"><text:tab/><text:tab/><text:tab/><text:tab/><text:tab/>/user/query/[id] 按照id查询用户</text:p>
      <text:p text:style-name="P3"><text:tab/><text:tab/><text:tab/><text:tab/><text:tab/>/user/insert<text:tab/><text:tab/>插入用户</text:p>
      <text:p text:style-name="P3"><text:tab/><text:tab/><text:tab/><text:tab/><text:tab/>/user/update<text:tab/><text:tab/>更新用户</text:p>
      <text:p text:style-name="P3"><text:tab/><text:tab/><text:tab/><text:tab/><text:tab/>/user/delete<text:tab/><text:tab/>删除用户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2T17:37:03.645405544</meta:creation-date>
    <dc:date>2016-07-22T18:06:28.876278772</dc:date>
    <meta:editing-duration>PT5M46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5" meta:word-count="271" meta:character-count="557" meta:non-whitespace-character-count="514"/>
  </office:meta>
</office:document-meta>
</file>